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one-distribution" table:style-name="ta1">
        <table:shapes>
          <draw:frame draw:z-index="0" draw:style-name="gr1" draw:text-style-name="P1" svg:width="452.98pt" svg:height="255.23pt" svg:x="469.39pt" svg:y="68.54pt">
            <draw:object draw:notify-on-update-of-ranges="'tone-distribution'.A36:'tone-distribution'.A36 'tone-distribution'.A37:'tone-distribution'.A37 'tone-distribution'.B36:'tone-distribution'.B36 'tone-distribution'.B37:'tone-distribution'.B37 'tone-distribution'.C36:'tone-distribution'.C36 'tone-distribution'.C37:'tone-distribution'.C37 'tone-distribution'.D36:'tone-distribution'.D36 'tone-distribution'.D37:'tone-distribution'.D37 'tone-distribution'.E36:'tone-distribution'.E36 'tone-distribution'.E37:'tone-distribution'.E37 'tone-distribution'.F36:'tone-distribution'.F36 'tone-distribution'.F37:'tone-distribution'.F37 'tone-distribution'.G36:'tone-distribution'.G36 'tone-distribution'.G37:'tone-distribution'.G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36.81pt" svg:height="256.76pt" svg:x="555.14pt" svg:y="373.44pt">
            <draw:object draw:notify-on-update-of-ranges="'tone-distribution'.A1:'tone-distribution'.A1 'tone-distribution'.B1:'tone-distribution'.B1 'tone-distribution'.C1:'tone-distribution'.C1 'tone-distribution'.D1:'tone-distribution'.D1 'tone-distribution'.E1:'tone-distribution'.E1 'tone-distribution'.F1:'tone-distribution'.F1 'tone-distribution'.G1:'tone-distribution'.G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tonese_140925_362959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MIN([.B2:.G2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ntonese_141015_367259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table:formula="of:=MIN([.B3:.G3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ntonese_140916_36101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MIN([.B4:.G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tonese_141005_365170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formula="of:=MIN([.B5:.G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ntonese_140926_363198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table:formula="of:=MIN([.B6:.G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ntonese_141006_36532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formula="of:=MIN([.B7:.G7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ntonese_141004_365076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formula="of:=MIN([.B8:.G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ntonese_141005_365172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MIN([.B9:.G9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ntonese_141007_365536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table:formula="of:=MIN([.B10:.G10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ntonese_140924_362835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MIN([.B11:.G11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ntonese_140926_363178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formula="of:=MIN([.B12:.G12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ntonese_140918_361606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formula="of:=MIN([.B13:.G1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ntonese_140916_361032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MIN([.B14:.G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ntonese_140926_363298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table:formula="of:=MIN([.B15:.G1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ntonese_140926_363222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formula="of:=MIN([.B16:.G16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ntonese_140927_36345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table:formula="of:=MIN([.B17:.G17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ntonese_141015_36726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MIN([.B18:.G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ntonese_140917_361288</text:p>
          </table:table-cell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table:formula="of:=MIN([.B19:.G19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ntonese_140928_363564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table:formula="of:=MIN([.B20:.G20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ntonese_140926_363228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MIN([.B21:.G21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ntonese_140917_361320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formula="of:=MIN([.B22:.G22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antonese_141006_365328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table:formula="of:=MIN([.B23:.G2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ntonese_141007_36552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formula="of:=MIN([.B24:.G2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ntonese_140916_36120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formula="of:=MIN([.B25:.G25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ntonese_141007_365528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table:formula="of:=MIN([.B26:.G2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ntonese_140927_36342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MIN([.B27:.G2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ntonese_141005_365168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table:formula="of:=MIN([.B28:.G2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_140926_363306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MIN([.B29:.G2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ntonese_140917_361366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table:formula="of:=MIN([.B30:.G3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ntonese_140916_36120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table:formula="of:=MIN([.B31:.G31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ntonese_141004_365094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formula="of:=MIN([.B32:.G32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ntonese_140925_363090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formula="of:=MIN([.B33:.G33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_140918_361554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table:formula="of:=MIN([.B34:.G34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antonese_140917_361368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formula="of:=MIN([.B35:.G35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35])" office:value-type="float" office:value="146.823529411765" calcext:value-type="float">
            <text:p>146.8235294118</text:p>
          </table:table-cell>
          <table:table-cell table:formula="of:=AVERAGE([.C2:.C35])" office:value-type="float" office:value="107.323529411765" calcext:value-type="float">
            <text:p>107.3235294118</text:p>
          </table:table-cell>
          <table:table-cell table:formula="of:=AVERAGE([.D2:.D35])" office:value-type="float" office:value="90.3823529411765" calcext:value-type="float">
            <text:p>90.3823529412</text:p>
          </table:table-cell>
          <table:table-cell table:formula="of:=AVERAGE([.E2:.E35])" office:value-type="float" office:value="74.2058823529412" calcext:value-type="float">
            <text:p>74.2058823529</text:p>
          </table:table-cell>
          <table:table-cell table:formula="of:=AVERAGE([.F2:.F35])" office:value-type="float" office:value="47.7352941176471" calcext:value-type="float">
            <text:p>47.7352941176</text:p>
          </table:table-cell>
          <table:table-cell table:formula="of:=AVERAGE([.G2:.G35])" office:value-type="float" office:value="113" calcext:value-type="float">
            <text:p>1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20:26:34.408140596</dc:date>
    <meta:editing-duration>PT6M12S</meta:editing-duration>
    <meta:editing-cycles>2</meta:editing-cycles>
    <meta:generator>LibreOffice/4.4.2.2$Linux_X86_64 LibreOffice_project/40m0$Build-2</meta:generator>
    <meta:document-statistic meta:table-count="1" meta:cell-count="2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bar" chart:style-name="ch1">
        <chart:legend chart:legend-position="end" svg:x="15.041cm" svg:y="2.958cm" style:legend-expansion="high" chart:style-name="ch2"/>
        <chart:plot-area chart:style-name="ch3" table:cell-range-address="'tone-distribution'.A36:'tone-distribution'.G37" chart:data-source-has-labels="both" svg:x="0.319cm" svg:y="0.18cm" svg:width="14.403cm" svg:height="8.645cm">
          <chartooo:coordinate-region svg:x="1.126cm" svg:y="0.379cm" svg:width="13.596cm" svg:height="7.799cm"/>
          <chart:axis chart:dimension="x" chart:name="primary-x" chart:style-name="ch4" chartooo:axis-type="auto">
            <chartooo:date-scale/>
            <chart:categories table:cell-range-address="'tone-distribution'.A37:'tone-distribution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ne-distribution'.B37:'tone-distribution'.B37" chart:label-cell-address="'tone-distribution'.B36:'tone-distribution'.B36" chart:class="chart:bar">
            <chart:data-point/>
          </chart:series>
          <chart:series chart:style-name="ch8" chart:values-cell-range-address="'tone-distribution'.C37:'tone-distribution'.C37" chart:label-cell-address="'tone-distribution'.C36:'tone-distribution'.C36" chart:class="chart:bar">
            <chart:data-point/>
          </chart:series>
          <chart:series chart:style-name="ch9" chart:values-cell-range-address="'tone-distribution'.D37:'tone-distribution'.D37" chart:label-cell-address="'tone-distribution'.D36:'tone-distribution'.D36" chart:class="chart:bar">
            <chart:data-point/>
          </chart:series>
          <chart:series chart:style-name="ch10" chart:values-cell-range-address="'tone-distribution'.E37:'tone-distribution'.E37" chart:label-cell-address="'tone-distribution'.E36:'tone-distribution'.E36" chart:class="chart:bar">
            <chart:data-point/>
          </chart:series>
          <chart:series chart:style-name="ch11" chart:values-cell-range-address="'tone-distribution'.F37:'tone-distribution'.F37" chart:label-cell-address="'tone-distribution'.F36:'tone-distribution'.F36" chart:class="chart:bar">
            <chart:data-point/>
          </chart:series>
          <chart:series chart:style-name="ch12" chart:values-cell-range-address="'tone-distribution'.G37:'tone-distribution'.G37" chart:label-cell-address="'tone-distribution'.G36:'tone-distribution'.G3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one-distribution'.B36:'tone-distribution'.B36</svg:desc>
                </draw:g>
              </table:table-cell>
              <table:table-cell office:value-type="string">
                <text:p>2</text:p>
                <draw:g>
                  <svg:desc>'tone-distribution'.C36:'tone-distribution'.C36</svg:desc>
                </draw:g>
              </table:table-cell>
              <table:table-cell office:value-type="string">
                <text:p>3</text:p>
                <draw:g>
                  <svg:desc>'tone-distribution'.D36:'tone-distribution'.D36</svg:desc>
                </draw:g>
              </table:table-cell>
              <table:table-cell office:value-type="string">
                <text:p>4</text:p>
                <draw:g>
                  <svg:desc>'tone-distribution'.E36:'tone-distribution'.E36</svg:desc>
                </draw:g>
              </table:table-cell>
              <table:table-cell office:value-type="string">
                <text:p>5</text:p>
                <draw:g>
                  <svg:desc>'tone-distribution'.F36:'tone-distribution'.F36</svg:desc>
                </draw:g>
              </table:table-cell>
              <table:table-cell office:value-type="string">
                <text:p>6</text:p>
                <draw:g>
                  <svg:desc>'tone-distribution'.G36:'tone-distribution'.G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tone-distribution'.A37:'tone-distribution'.A37</svg:desc>
                </draw:g>
              </table:table-cell>
              <table:table-cell office:value-type="float" office:value="146.823529411765">
                <text:p>146.823529411765</text:p>
                <draw:g>
                  <svg:desc>'tone-distribution'.B37:'tone-distribution'.B37</svg:desc>
                </draw:g>
              </table:table-cell>
              <table:table-cell office:value-type="float" office:value="107.323529411765">
                <text:p>107.323529411765</text:p>
                <draw:g>
                  <svg:desc>'tone-distribution'.C37:'tone-distribution'.C37</svg:desc>
                </draw:g>
              </table:table-cell>
              <table:table-cell office:value-type="float" office:value="90.3823529411765">
                <text:p>90.3823529411765</text:p>
                <draw:g>
                  <svg:desc>'tone-distribution'.D37:'tone-distribution'.D37</svg:desc>
                </draw:g>
              </table:table-cell>
              <table:table-cell office:value-type="float" office:value="74.2058823529412">
                <text:p>74.2058823529412</text:p>
                <draw:g>
                  <svg:desc>'tone-distribution'.E37:'tone-distribution'.E37</svg:desc>
                </draw:g>
              </table:table-cell>
              <table:table-cell office:value-type="float" office:value="47.7352941176471">
                <text:p>47.7352941176471</text:p>
                <draw:g>
                  <svg:desc>'tone-distribution'.F37:'tone-distribution'.F37</svg:desc>
                </draw:g>
              </table:table-cell>
              <table:table-cell office:value-type="float" office:value="113">
                <text:p>113</text:p>
                <draw:g>
                  <svg:desc>'tone-distribution'.G37:'tone-distribution'.G3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SG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94cm" svg:height="9.059cm" xlink:href=".." xlink:type="simple" chart:class="chart:bar" chart:style-name="ch1">
        <chart:legend chart:legend-position="end" svg:x="25.054cm" svg:y="2.985cm" style:legend-expansion="high" chart:style-name="ch2"/>
        <chart:plot-area chart:style-name="ch3" table:cell-range-address="'tone-distribution'.A1:'tone-distribution'.G35 'tone-distribution'.A37:'tone-distribution'.G37" chart:data-source-has-labels="both" svg:x="0.519cm" svg:y="0.181cm" svg:width="24.016cm" svg:height="8.697cm">
          <chartooo:coordinate-region svg:x="3.302cm" svg:y="0.181cm" svg:width="21.233cm" svg:height="5.012cm"/>
          <chart:axis chart:dimension="x" chart:name="primary-x" chart:style-name="ch4" chartooo:axis-type="auto">
            <chartooo:date-scale/>
            <chart:categories table:cell-range-address="'tone-distribution'.A2:'tone-distribution'.A35 'tone-distribution'.A37:'tone-distribution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ne-distribution'.B2:'tone-distribution'.B35 'tone-distribution'.B37:'tone-distribution'.B37" chart:label-cell-address="'tone-distribution'.B1:'tone-distribution'.B1" chart:class="chart:bar">
            <chart:data-point chart:repeated="35"/>
          </chart:series>
          <chart:series chart:style-name="ch8" chart:values-cell-range-address="'tone-distribution'.C2:'tone-distribution'.C35 'tone-distribution'.C37:'tone-distribution'.C37" chart:label-cell-address="'tone-distribution'.C1:'tone-distribution'.C1" chart:class="chart:bar">
            <chart:data-point chart:repeated="35"/>
          </chart:series>
          <chart:series chart:style-name="ch9" chart:values-cell-range-address="'tone-distribution'.D2:'tone-distribution'.D35 'tone-distribution'.D37:'tone-distribution'.D37" chart:label-cell-address="'tone-distribution'.D1:'tone-distribution'.D1" chart:class="chart:bar">
            <chart:data-point chart:repeated="35"/>
          </chart:series>
          <chart:series chart:style-name="ch10" chart:values-cell-range-address="'tone-distribution'.E2:'tone-distribution'.E35 'tone-distribution'.E37:'tone-distribution'.E37" chart:label-cell-address="'tone-distribution'.E1:'tone-distribution'.E1" chart:class="chart:bar">
            <chart:data-point chart:repeated="35"/>
          </chart:series>
          <chart:series chart:style-name="ch11" chart:values-cell-range-address="'tone-distribution'.F2:'tone-distribution'.F35 'tone-distribution'.F37:'tone-distribution'.F37" chart:label-cell-address="'tone-distribution'.F1:'tone-distribution'.F1" chart:class="chart:bar">
            <chart:data-point chart:repeated="35"/>
          </chart:series>
          <chart:series chart:style-name="ch12" chart:values-cell-range-address="'tone-distribution'.G2:'tone-distribution'.G35 'tone-distribution'.G37:'tone-distribution'.G37" chart:label-cell-address="'tone-distribution'.G1:'tone-distribution'.G1" chart:class="chart:ba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one-distribution'.B1:'tone-distribution'.B1</svg:desc>
                </draw:g>
              </table:table-cell>
              <table:table-cell office:value-type="string">
                <text:p>2</text:p>
                <draw:g>
                  <svg:desc>'tone-distribution'.C1:'tone-distribution'.C1</svg:desc>
                </draw:g>
              </table:table-cell>
              <table:table-cell office:value-type="string">
                <text:p>3</text:p>
                <draw:g>
                  <svg:desc>'tone-distribution'.D1:'tone-distribution'.D1</svg:desc>
                </draw:g>
              </table:table-cell>
              <table:table-cell office:value-type="string">
                <text:p>4</text:p>
                <draw:g>
                  <svg:desc>'tone-distribution'.E1:'tone-distribution'.E1</svg:desc>
                </draw:g>
              </table:table-cell>
              <table:table-cell office:value-type="string">
                <text:p>5</text:p>
                <draw:g>
                  <svg:desc>'tone-distribution'.F1:'tone-distribution'.F1</svg:desc>
                </draw:g>
              </table:table-cell>
              <table:table-cell office:value-type="string">
                <text:p>6</text:p>
                <draw:g>
                  <svg:desc>'tone-distribution'.G1:'tone-distribu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tonese_140925_362959</text:p>
                <draw:g>
                  <svg:desc>'tone-distribution'.A2:'tone-distribution'.A35 'tone-distribution'.A37:'tone-distribution'.A37</svg:desc>
                </draw:g>
              </table:table-cell>
              <table:table-cell office:value-type="float" office:value="200">
                <text:p>200</text:p>
                <draw:g>
                  <svg:desc>'tone-distribution'.B2:'tone-distribution'.B35 'tone-distribution'.B37:'tone-distribution'.B37</svg:desc>
                </draw:g>
              </table:table-cell>
              <table:table-cell office:value-type="float" office:value="140">
                <text:p>140</text:p>
                <draw:g>
                  <svg:desc>'tone-distribution'.C2:'tone-distribution'.C35 'tone-distribution'.C37:'tone-distribution'.C37</svg:desc>
                </draw:g>
              </table:table-cell>
              <table:table-cell office:value-type="float" office:value="114">
                <text:p>114</text:p>
                <draw:g>
                  <svg:desc>'tone-distribution'.D2:'tone-distribution'.D35 'tone-distribution'.D37:'tone-distribution'.D37</svg:desc>
                </draw:g>
              </table:table-cell>
              <table:table-cell office:value-type="float" office:value="59">
                <text:p>59</text:p>
                <draw:g>
                  <svg:desc>'tone-distribution'.E2:'tone-distribution'.E35 'tone-distribution'.E37:'tone-distribution'.E37</svg:desc>
                </draw:g>
              </table:table-cell>
              <table:table-cell office:value-type="float" office:value="54">
                <text:p>54</text:p>
                <draw:g>
                  <svg:desc>'tone-distribution'.F2:'tone-distribution'.F35 'tone-distribution'.F37:'tone-distribution'.F37</svg:desc>
                </draw:g>
              </table:table-cell>
              <table:table-cell office:value-type="float" office:value="135">
                <text:p>135</text:p>
                <draw:g>
                  <svg:desc>'tone-distribution'.G2:'tone-distribution'.G35 'tone-distribution'.G37:'tone-distribution'.G37</svg:desc>
                </draw:g>
              </table:table-cell>
            </table:table-row>
            <table:table-row>
              <table:table-cell office:value-type="string">
                <text:p>cantonese_141015_367259</text:p>
              </table:table-cell>
              <table:table-cell office:value-type="float" office:value="139">
                <text:p>139</text:p>
              </table:table-cell>
              <table:table-cell office:value-type="float" office:value="109">
                <text:p>109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antonese_140916_361014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ntonese_141005_365170</text:p>
              </table:table-cell>
              <table:table-cell office:value-type="float" office:value="141">
                <text:p>141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cantonese_140926_363198</text:p>
              </table:table-cell>
              <table:table-cell office:value-type="float" office:value="180">
                <text:p>180</text:p>
              </table:table-cell>
              <table:table-cell office:value-type="float" office:value="142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antonese_141006_365326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antonese_141004_365076</text:p>
              </table:table-cell>
              <table:table-cell office:value-type="float" office:value="150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antonese_141005_365172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antonese_141007_365536</text:p>
              </table:table-cell>
              <table:table-cell office:value-type="float" office:value="193">
                <text:p>193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antonese_140924_362835</text:p>
              </table:table-cell>
              <table:table-cell office:value-type="float" office:value="142">
                <text:p>142</text:p>
              </table:table-cell>
              <table:table-cell office:value-type="float" office:value="122">
                <text:p>122</text:p>
              </table:table-cell>
              <table:table-cell office:value-type="float" office:value="149">
                <text:p>149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antonese_140926_363178</text:p>
              </table:table-cell>
              <table:table-cell office:value-type="float" office:value="166">
                <text:p>166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98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antonese_140918_361606</text:p>
              </table:table-cell>
              <table:table-cell office:value-type="float" office:value="171">
                <text:p>171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cantonese_140916_361032</text:p>
              </table:table-cell>
              <table:table-cell office:value-type="float" office:value="157">
                <text:p>157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antonese_140926_363298</text:p>
              </table:table-cell>
              <table:table-cell office:value-type="float" office:value="163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antonese_140926_363222</text:p>
              </table:table-cell>
              <table:table-cell office:value-type="float" office:value="158">
                <text:p>158</text:p>
              </table:table-cell>
              <table:table-cell office:value-type="float" office:value="106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antonese_140927_363450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cantonese_141015_367263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antonese_140917_361288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antonese_140928_363564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  <table:table-cell office:value-type="float" office:value="118">
                <text:p>118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cantonese_140926_363228</text:p>
              </table:table-cell>
              <table:table-cell office:value-type="float" office:value="111">
                <text:p>111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antonese_140917_361320</text:p>
              </table:table-cell>
              <table:table-cell office:value-type="float" office:value="145">
                <text:p>145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antonese_141006_365328</text:p>
              </table:table-cell>
              <table:table-cell office:value-type="float" office:value="168">
                <text:p>168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42">
                <text:p>4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antonese_141007_365526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cantonese_140916_36120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antonese_141007_365528</text:p>
              </table:table-cell>
              <table:table-cell office:value-type="float" office:value="181">
                <text:p>181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cantonese_140927_363424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cantonese_141005_365168</text:p>
              </table:table-cell>
              <table:table-cell office:value-type="float" office:value="168">
                <text:p>168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cantonese_140926_363306</text:p>
              </table:table-cell>
              <table:table-cell office:value-type="float" office:value="147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antonese_140917_361366</text:p>
              </table:table-cell>
              <table:table-cell office:value-type="float" office:value="179">
                <text:p>179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cantonese_140916_361200</text:p>
              </table:table-cell>
              <table:table-cell office:value-type="float" office:value="170">
                <text:p>170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cantonese_141004_365094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antonese_140925_363090</text:p>
              </table:table-cell>
              <table:table-cell office:value-type="float" office:value="148">
                <text:p>148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58">
                <text:p>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antonese_140918_361554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7">
                <text:p>107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cantonese_140917_361368</text:p>
              </table:table-cell>
              <table:table-cell office:value-type="float" office:value="165">
                <text:p>165</text:p>
              </table:table-cell>
              <table:table-cell office:value-type="float" office:value="96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46.823529411765">
                <text:p>146.823529411765</text:p>
              </table:table-cell>
              <table:table-cell office:value-type="float" office:value="107.323529411765">
                <text:p>107.323529411765</text:p>
              </table:table-cell>
              <table:table-cell office:value-type="float" office:value="90.3823529411765">
                <text:p>90.3823529411765</text:p>
              </table:table-cell>
              <table:table-cell office:value-type="float" office:value="74.2058823529412">
                <text:p>74.2058823529412</text:p>
              </table:table-cell>
              <table:table-cell office:value-type="float" office:value="47.7352941176471">
                <text:p>47.735294117647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